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IQOCZL+CMR7" svg:font-family="IQOCZL+CMR7"/>
    <style:font-face style:name="Lohit Devanagari1" svg:font-family="'Lohit Devanagari'"/>
    <style:font-face style:name="SRPFLF+CMMI10" svg:font-family="SRPFLF+CMMI10"/>
    <style:font-face style:name="YGJYNZ+CMR10" svg:font-family="YGJYNZ+CMR10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6.165cm"/>
        </style:tab-stops>
      </style:paragraph-properties>
      <style:text-properties style:font-name="Liberation Serif" fo:font-size="12pt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style:font-name="Liberation Serif" fo:font-size="12pt" style:font-name-asian="YGJYNZ+CMR10" style:font-size-asian="12pt" style:font-name-complex="YGJYNZ+CMR10" style:font-size-complex="12pt"/>
    </style:style>
    <style:style style:name="P6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1.296cm" fo:margin-right="0cm" fo:text-indent="-0.635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"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 fo:break-before="page"/>
      <style:text-properties style:font-name="Liberation Serif" fo:font-size="12pt" style:font-size-asian="12pt" style:font-size-complex="12pt"/>
    </style:style>
    <style:style style:name="P10" style:family="paragraph" style:parent-style-name="Standard" style:list-style-name="L1">
      <style:paragraph-properties fo:margin-left="1.958cm" fo:margin-right="0cm" fo:text-indent="-0.635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11" style:family="paragraph" style:parent-style-name="Standard" style:list-style-name="L1">
      <style:paragraph-properties fo:margin-left="1.27cm" fo:margin-right="0cm" fo:text-indent="-0.635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12" style:family="paragraph" style:parent-style-name="Standard" style:list-style-name="L1">
      <style:paragraph-properties fo:margin-left="2.593cm" fo:margin-right="0cm" fo:text-indent="-0.635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13" style:family="paragraph" style:parent-style-name="Standard">
      <style:paragraph-properties fo:margin-left="1.323cm" fo:margin-right="0cm" fo:text-indent="0cm" style:auto-text-indent="false"/>
      <style:text-properties style:font-name="Liberation Serif" fo:font-size="12pt" style:font-size-asian="12pt" style:font-size-complex="12pt"/>
    </style:style>
    <style:style style:name="P14" style:family="paragraph" style:parent-style-name="Standard">
      <style:paragraph-properties fo:margin-left="1.005cm" fo:margin-right="0cm" fo:text-indent="0cm" style:auto-text-indent="false"/>
      <style:text-properties style:font-name="Liberation Serif" fo:font-size="12pt" style:font-size-asian="12pt" style:font-size-complex="12pt"/>
    </style:style>
    <style:style style:name="P15" style:family="paragraph" style:parent-style-name="Standard">
      <style:paragraph-properties fo:margin-left="0.979cm" fo:margin-right="0cm" fo:text-indent="0cm" style:auto-text-indent="false"/>
      <style:text-properties style:font-name="Liberation Serif" fo:font-size="12pt" style:font-size-asian="12pt" style:font-size-complex="12pt"/>
    </style:style>
    <style:style style:name="P16" style:family="paragraph" style:parent-style-name="Standard">
      <style:paragraph-properties fo:margin-left="0.953cm" fo:margin-right="0cm" fo:text-indent="0cm" style:auto-text-indent="false"/>
      <style:text-properties style:font-name="Liberation Serif" fo:font-size="12pt" style:font-size-asian="12pt" style:font-size-complex="12pt"/>
    </style:style>
    <style:style style:name="P17" style:family="paragraph" style:parent-style-name="Standard">
      <style:paragraph-properties fo:margin-left="0.926cm" fo:margin-right="0cm" fo:text-indent="0cm" style:auto-text-indent="false"/>
      <style:text-properties style:font-name="Liberation Serif" fo:font-size="12pt" style:font-size-asian="12pt" style:font-size-complex="12pt"/>
    </style:style>
    <style:style style:name="P18" style:family="paragraph" style:parent-style-name="Standard">
      <style:paragraph-properties style:writing-mode="lr-tb"/>
      <style:text-properties style:font-name="Liberation Serif" fo:font-size="12pt" style:font-size-asian="12pt" style:font-size-complex="12pt"/>
    </style:style>
    <style:style style:name="P19" style:family="paragraph" style:parent-style-name="Standard">
      <style:paragraph-properties fo:margin-left="6.218cm" fo:margin-right="0cm" fo:text-indent="0cm" style:auto-text-indent="false"/>
      <style:text-properties style:font-name="Liberation Serif" fo:font-size="12pt" style:font-size-asian="12pt" style:font-size-complex="12pt"/>
    </style:style>
    <style:style style:name="P20" style:family="paragraph" style:parent-style-name="Standard">
      <style:paragraph-properties fo:margin-left="6.271cm" fo:margin-right="0cm" fo:text-indent="0cm" style:auto-text-indent="false"/>
      <style:text-properties style:font-name="Liberation Serif" fo:font-size="12pt" style:font-size-asian="12pt" style:font-size-complex="12pt"/>
    </style:style>
    <style:style style:name="P21" style:family="paragraph" style:parent-style-name="Standard">
      <style:paragraph-properties fo:break-before="page"/>
      <style:text-properties style:font-name="Liberation Serif" fo:font-size="12pt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 fo:break-before="page" style:text-autospace="none"/>
      <style:text-properties style:font-name="Liberation Serif" fo:font-size="12pt" style:font-size-asian="12pt" style:font-size-complex="12pt"/>
    </style:style>
    <style:style style:name="T1" style:family="text">
      <style:text-properties fo:font-weight="bold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YGJYNZ+CMR10"/>
    </style:style>
    <style:style style:name="T4" style:family="text">
      <style:text-properties style:font-name-asian="YGJYNZ+CMR10" style:font-name-complex="YGJYNZ+CMR10"/>
    </style:style>
    <style:style style:name="T5" style:family="text">
      <style:text-properties style:font-name-complex="YGJYNZ+CMR10"/>
    </style:style>
    <style:style style:name="T6" style:family="text">
      <style:text-properties style:font-name-asian="SRPFLF+CMMI10" style:font-name-complex="SRPFLF+CMMI10"/>
    </style:style>
    <style:style style:name="T7" style:family="text">
      <style:text-properties style:font-name-asian="IQOCZL+CMR7" style:font-name-complex="IQOCZL+CMR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) </text:p>
      <text:p text:style-name="P1">Queries Used to Create the Tables</text:p>
      <text:p text:style-name="P1"/>
      <text:p text:style-name="P1"><text:tab/>CREATE TABLE movies <text:tab/>(title TEXT, </text:p>
      <text:p text:style-name="P1"><text:tab/><text:tab/><text:tab/><text:tab/><text:tab/>year INTEGER, </text:p>
      <text:p text:style-name="P1"><text:tab/><text:tab/><text:tab/><text:tab/><text:tab/>director TEXT, </text:p>
      <text:p text:style-name="P1"><text:tab/><text:tab/><text:tab/><text:tab/><text:tab/>country TEXT, </text:p>
      <text:p text:style-name="P20">rating REAL, </text:p>
      <text:p text:style-name="P20">genre TEXT, </text:p>
      <text:p text:style-name="P20">gross TEXT, </text:p>
      <text:p text:style-name="P20">producer TEXT, </text:p>
      <text:p text:style-name="P20">PRIMARY KEY(title, year));</text:p>
      <text:p text:style-name="P1"><text:tab/>CREATE TABLE actors <text:tab/>(title TEXT, </text:p>
      <text:p text:style-name="P4"><text:tab/>year INTEGER,</text:p>
      <text:p text:style-name="P4"><text:tab/> character_name TEXT, </text:p>
      <text:p text:style-name="P4"><text:tab/>actor TEXT, </text:p>
      <text:p text:style-name="P4"><text:tab/>PRIMARY KEY(title, year), </text:p>
      <text:p text:style-name="P4"><text:tab/>FOREIGN KEY(title, year)<text:span text:style-name="T1"> </text:span><text:span text:style-name="T2">REFERENCES movies);</text:span></text:p>
      <text:p text:style-name="P1"><text:tab/>CREATE TABLE awards <text:tab/>(title TEXT, </text:p>
      <text:p text:style-name="P19">year INTEGER, </text:p>
      <text:p text:style-name="P19">award TEXT, </text:p>
      <text:p text:style-name="P19">result TEXT, </text:p>
      <text:p text:style-name="P19">PRIMARY KEY(title, year, award), </text:p>
      <text:p text:style-name="P19">FOREIGN KEY(title, year) REFERENCES movies);</text:p>
      <text:p text:style-name="P1"/>
      <text:p text:style-name="P1">Populated by such queries as: </text:p>
      <text:p text:style-name="P1">INSERT INTO movies VALUES (‘Lawrence of Arabia’, 1962, ‘David Lean’, ‘UK’, 8.5, ‘Drama’, 55000000, ‘Sam Spiegel’);</text:p>
      <text:p text:style-name="P1">INSERT INTO actors VALUES ('Lawrence of Arabia', 1962, 'T. E. Lawrence', 'Peter O''Toole');</text:p>
      <text:p text:style-name="P1">INSERT INTO awards VALUES (‘Lawrence of Arabia’, 1962, ‘Oscar – Best Actor’, ‘Won’);</text:p>
      <text:p text:style-name="P1"/>
      <text:p text:style-name="P1"/>
      <text:p text:style-name="P21">Table Movies:</text:p>
      <text:p text:style-name="P1"/>
      <text:p text:style-name="P1"><draw:frame draw:style-name="fr1" draw:name="Object1" text:anchor-type="paragraph" svg:x="-0.669cm" svg:y="0.09cm" svg:width="18.352cm" svg:height="15.05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21">Table Actors:</text:p>
      <text:p text:style-name="P1"/>
      <text:p text:style-name="P1"><draw:frame draw:style-name="fr2" draw:name="Object3" text:anchor-type="paragraph" svg:width="11.686cm" svg:height="12.68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1">Table Awards:</text:p>
      <text:p text:style-name="P1"><draw:frame draw:style-name="fr2" draw:name="Object2" text:anchor-type="paragraph" svg:width="12.91cm" svg:height="25.0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oft-page-break/>Part II) Queries</text:p>
      <text:p text:style-name="P1"/>
      <text:list xml:id="list1437850873" text:style-name="L1">
        <text:list-item>
          <text:p text:style-name="P5">List actors who played more than one character in the same movie.</text:p>
          <text:p text:style-name="P2"/>
          <text:p text:style-name="P2">SELECT DISTINCT a1.actor </text:p>
          <text:p text:style-name="P2">FROM actors a1, actors a2 </text:p>
          <text:p text:style-name="P2">WHERE a1.title = a2.title </text:p>
          <text:list>
            <text:list-header>
              <text:p text:style-name="P2">AND a1.actor = a2.actor </text:p>
              <text:p text:style-name="P2">AND a1.character_name &lt;&gt; a2.character_name;</text:p>
            </text:list-header>
          </text:list>
        </text:list-item>
      </text:list>
      <text:p text:style-name="P1"><text:tab/></text:p>
      <text:p text:style-name="P1">Result:<text:tab/> <text:s text:c="4"/>actor</text:p>
      <text:p text:style-name="P1"><text:tab/>---------------</text:p>
      <text:p text:style-name="P1"><text:tab/> Meg Ryan</text:p>
      <text:p text:style-name="P1"><text:tab/> Peter Sellers</text:p>
      <text:p text:style-name="P1"><text:tab/> Tom Hanks</text:p>
      <text:p text:style-name="P1"/>
      <text:list xml:id="list694134644" text:continue-numbering="true" text:style-name="L1">
        <text:list-item>
          <text:p text:style-name="P5"><text:s/>Find the average gross for movies directed by a director who won an Oscar.</text:p>
          <text:p text:style-name="P2"/>
          <text:p text:style-name="P2">SELECT m1.director, AVG(gross) AS AVGG </text:p>
          <text:p text:style-name="P2">FROM movies m1, (SELECT m.director FROM movies m, awards a WHERE a.title = m.title AND a.year = m.year AND a.award = 'Oscar - Best Picture' AND a.result = 'Won') AS d1 </text:p>
          <text:p text:style-name="P2">WHERE m1.director = d1.director </text:p>
          <text:p text:style-name="P2">GROUP BY m1.director;</text:p>
        </text:list-item>
      </text:list>
      <text:p text:style-name="P1"/>
      <text:p text:style-name="P1">Result: <text:span text:style-name="T2"><text:s text:c="5"/>director <text:s text:c="4"/>| <text:s text:c="8"/>avgg</text:span></text:p>
      <text:p text:style-name="P6"><text:tab/>------------------+-----------------------</text:p>
      <text:p text:style-name="P6"><text:tab/> Steven Spielberg | <text:s text:c="3"/>440166666.66666667</text:p>
      <text:p text:style-name="P6"><text:tab/> Martin Scorsese <text:s/>| 63000000.000000000000</text:p>
      <text:p text:style-name="P6"><text:tab/> Elia Kazan <text:s text:c="6"/>| <text:s/>9000000.000000000000</text:p>
      <text:p text:style-name="P6"><text:tab/> John Madden <text:s text:c="5"/>| <text:s text:c="3"/>264000000.00000000</text:p>
      <text:p text:style-name="P6"><text:tab/> John Schlesinger | 41000000.000000000000</text:p>
      <text:p text:style-name="P6"><text:tab/> Danny Boyle <text:s text:c="5"/>| <text:s text:c="3"/>362000000.00000000</text:p>
      <text:p text:style-name="P6"><text:tab/> Kevin Costner <text:s text:c="3"/>| <text:s text:c="3"/>402000000.00000000</text:p>
      <text:p text:style-name="P6"><text:tab/> David Lean <text:s text:c="6"/>| 29000000.000000000000</text:p>
      <text:p text:style-name="P6"><text:tab/> Hugh Hudson <text:s text:c="5"/>| 53000000.000000000000</text:p>
      <text:p text:style-name="P6"><text:tab/> Michael Cimino <text:s text:c="2"/>| 50000000.000000000000</text:p>
      <text:p text:style-name="P6"><text:tab/> Frank Capra <text:s text:c="5"/>| <text:s text:c="2"/>600000.000000000000</text:p>
      <text:p text:style-name="P6"><text:tab/> Robert Redford <text:s text:c="2"/>| 48000000.000000000000</text:p>
      <text:p text:style-name="P6"><text:tab/> Jonathan Demme <text:s text:c="2"/>| <text:s text:c="3"/>218500000.00000000</text:p>
      <text:p text:style-name="P1"/>
      <text:list xml:id="list981603735" text:continue-numbering="true" text:style-name="L1">
        <text:list-item>
          <text:p text:style-name="P5"><text:s/>List producers, and the total amount of money their movies made.</text:p>
          <text:p text:style-name="P2"/>
          <text:p text:style-name="P2">SELECT producer, sum(gross) AS total </text:p>
          <text:p text:style-name="P2">FROM movies </text:p>
          <text:p text:style-name="P2">GROUP BY producer;</text:p>
        </text:list-item>
      </text:list>
      <text:p text:style-name="P1"/>
      <text:p text:style-name="P1"/>
      <text:p text:style-name="P1"/>
      <text:p text:style-name="P1"/>
      <text:p text:style-name="P21">Result: <text:s text:c="6"/>producer <text:s text:c="6"/>| <text:s text:c="2"/>total <text:s text:c="19"/></text:p>
      <text:p text:style-name="P13">----------------------+------------ <text:s text:c="15"/></text:p>
      <text:p text:style-name="P13"><text:s/>Frank Capra <text:s text:c="9"/>| <text:s text:c="4"/>600000 <text:s text:c="16"/></text:p>
      <text:p text:style-name="P13"><text:s/>Robert Zemeckis <text:s text:c="5"/>| <text:s/>216000000 <text:s text:c="16"/></text:p>
      <text:p text:style-name="P13"><text:s/>Brian Grazer <text:s text:c="8"/>| <text:s/>303000000 <text:s text:c="16"/></text:p>
      <text:p text:style-name="P13"><text:s/>Robert Chartoff <text:s text:c="5"/>| <text:s text:c="3"/>5000000 <text:s text:c="16"/></text:p>
      <text:p text:style-name="P13"><text:s/>Jonathan Demme <text:s text:c="6"/>| <text:s/>180000000 <text:s text:c="16"/></text:p>
      <text:p text:style-name="P13"><text:s/>Donald De Line <text:s text:c="6"/>| <text:s/>111000000 <text:s text:c="16"/></text:p>
      <text:p text:style-name="P13"><text:s/>Richard Attenborough | <text:s text:c="2"/>30000000 <text:s text:c="16"/></text:p>
      <text:p text:style-name="P13"><text:s/>Stanley Kubrick <text:s text:c="5"/>| <text:s text:c="3"/>7300000</text:p>
      <text:p text:style-name="P13"><text:s/>Jerome Hellman <text:s text:c="6"/>| <text:s text:c="2"/>41000000</text:p>
      <text:p text:style-name="P13"><text:s/>Christian Colson <text:s text:c="4"/>| <text:s/>362000000</text:p>
      <text:p text:style-name="P13"><text:s/>Brad Pitt <text:s text:c="11"/>| <text:s/>199000000</text:p>
      <text:p text:style-name="P13"><text:s/>Wendy Finerman <text:s text:c="6"/>| <text:s/>622000000</text:p>
      <text:p text:style-name="P13"><text:s/>Steven Spielberg <text:s text:c="4"/>| 2573000000</text:p>
      <text:p text:style-name="P13"><text:s/>Sam Spiegel <text:s text:c="9"/>| <text:s text:c="2"/>67000000</text:p>
      <text:p text:style-name="P13"><text:s/>Julia Phillips <text:s text:c="6"/>| <text:s text:c="2"/>27000000</text:p>
      <text:p text:style-name="P13"><text:s/>Michael Deeley <text:s text:c="6"/>| <text:s text:c="2"/>50120000</text:p>
      <text:p text:style-name="P13"><text:s/>James Harris <text:s text:c="8"/>| <text:s text:c="3"/>7000000</text:p>
      <text:p text:style-name="P13"><text:s/>David Parfitt <text:s text:c="7"/>| <text:s/>264000000</text:p>
      <text:p text:style-name="P13"><text:s/>George Lucas <text:s text:c="8"/>| <text:s/>366000000</text:p>
      <text:p text:style-name="P13"><text:s/>Kenneth Utt <text:s text:c="9"/>| <text:s/>257000000</text:p>
      <text:p text:style-name="P13"><text:s/>Jim Wilson <text:s text:c="10"/>| <text:s/>402000000</text:p>
      <text:p text:style-name="P13"><text:s/>Gary Kurtz <text:s text:c="10"/>| <text:s/>760000000</text:p>
      <text:p text:style-name="P13"><text:s/>Ronald Schwary <text:s text:c="6"/>| <text:s text:c="2"/>48000000</text:p>
      <text:p text:style-name="P13"><text:s/>Irwin Winkler <text:s text:c="7"/>| <text:s text:c="2"/>21000000</text:p>
      <text:p text:style-name="P13"><text:s/>David Putnam <text:s text:c="8"/>| <text:s text:c="2"/>53000000</text:p>
      <text:p text:style-name="P1"/>
      <text:p text:style-name="P1"/>
      <text:list xml:id="list120008924" text:continue-numbering="true" text:style-name="L1">
        <text:list-item>
          <text:p text:style-name="P5">List producers who produced at least two movies that grossed more than $50 million in a single year.</text:p>
          <text:p text:style-name="P2"/>
          <text:p text:style-name="P2">SELECT DISTINCT m1.producer </text:p>
          <text:p text:style-name="P2">FROM movies m1, movies m2 </text:p>
          <text:p text:style-name="P2">WHERE m1.producer = m2.producer </text:p>
          <text:list>
            <text:list-header>
              <text:p text:style-name="P2">AND m1.title &lt;&gt; m2.title </text:p>
              <text:p text:style-name="P2">AND m1.year = m2.year </text:p>
              <text:p text:style-name="P2">AND m1.gross &gt; 50000000 </text:p>
              <text:p text:style-name="P2">AND m2.gross &gt;50000000;</text:p>
            </text:list-header>
          </text:list>
        </text:list-item>
      </text:list>
      <text:p text:style-name="P1"/>
      <text:p text:style-name="P1">Result: <text:s text:c="5"/>producer</text:p>
      <text:p text:style-name="P1"><text:tab/>------------------</text:p>
      <text:p text:style-name="P1"><text:tab/> Steven Spielberg</text:p>
      <text:p text:style-name="P1"/>
      <text:list xml:id="list404379757" text:continue-numbering="true" text:style-name="L1">
        <text:list-item>
          <text:p text:style-name="P5">For each director, select his/her movies rated higher than 8, ordered by their gross.</text:p>
          <text:p text:style-name="P2"/>
          <text:p text:style-name="P2">SELECT director, title, gross </text:p>
          <text:p text:style-name="P2">FROM movies </text:p>
          <text:p text:style-name="P2">WHERE rating&gt;8 </text:p>
          <text:p text:style-name="P2">ORDER BY director, gross;</text:p>
        </text:list-item>
      </text:list>
      <text:p text:style-name="P8"/>
      <text:p text:style-name="P9">Result: <text:s text:c="6"/>director <text:s text:c="6"/>| <text:s text:c="11"/>title <text:s text:c="12"/>| <text:s text:c="2"/>gross <text:s text:c="2"/></text:p>
      <text:p text:style-name="P13">----------------------+------------------------------+-----------</text:p>
      <text:p text:style-name="P13"><text:s/>Danny Boyle <text:s text:c="9"/>| Slumdog Millionaire <text:s text:c="9"/>| 362000000 </text:p>
      <text:p text:style-name="P13"><text:s/>David Lean <text:s text:c="10"/>| The Bridge on the River Kwai | <text:s text:c="2"/>3000000</text:p>
      <text:p text:style-name="P13"><text:s/>David Lean <text:s text:c="10"/>| Lawrence of Arabia <text:s text:c="10"/>| <text:s/>55000000</text:p>
      <text:p text:style-name="P13"><text:s/>Elia Kazan <text:s text:c="10"/>| On the Waterfront <text:s text:c="11"/>| <text:s text:c="2"/>9000000</text:p>
      <text:p text:style-name="P13"><text:s/>Frank Capra <text:s text:c="9"/>| It Happened One Night <text:s text:c="7"/>| <text:s text:c="3"/>600000</text:p>
      <text:p text:style-name="P13"><text:s/>George Lucas <text:s text:c="8"/>| Star Wars <text:s text:c="19"/>| 760000000</text:p>
      <text:p text:style-name="P13"><text:s/>Jonathan Demme <text:s text:c="6"/>| Silence of the Lambs <text:s text:c="8"/>| 257000000</text:p>
      <text:p text:style-name="P13"><text:s/>Martin Scorsese <text:s text:c="5"/>| Raging Bull <text:s text:c="17"/>| <text:s text:c="2"/>5000000</text:p>
      <text:p text:style-name="P13"><text:s/>Martin Scorsese <text:s text:c="5"/>| Goodfellas <text:s text:c="18"/>| <text:s/>21000000</text:p>
      <text:p text:style-name="P13"><text:s/>Martin Scorsese <text:s text:c="5"/>| Taxi Driver <text:s text:c="17"/>| <text:s/>27000000</text:p>
      <text:p text:style-name="P13"><text:s/>Martin Scorsese <text:s text:c="5"/>| The Departed <text:s text:c="16"/>| 199000000</text:p>
      <text:p text:style-name="P13"><text:s/>Michael Cimino <text:s text:c="6"/>| The Deer Hunter <text:s text:c="13"/>| <text:s/>50000000</text:p>
      <text:p text:style-name="P13"><text:s/>Richard Attenborough | Gandhi <text:s text:c="22"/>| <text:s/>30000000</text:p>
      <text:p text:style-name="P13"><text:s/>Robert Zemeckis <text:s text:c="5"/>| Forrest Gump <text:s text:c="16"/>| 622000000</text:p>
      <text:p text:style-name="P13"><text:s/>Stanley Kubrick <text:s text:c="5"/>| Dr. Strangelove <text:s text:c="13"/>| <text:s text:c="2"/>7300000</text:p>
      <text:p text:style-name="P13"><text:s/>Steven Spielberg <text:s text:c="4"/>| Schindler's List <text:s text:c="12"/>| 229000000</text:p>
      <text:p text:style-name="P13"><text:s/>Steven Spielberg <text:s text:c="4"/>| Raiders of the Lost Ark <text:s text:c="5"/>| 366000000</text:p>
      <text:p text:style-name="P13"><text:s/>Steven Spielberg <text:s text:c="4"/>| Saving Private Ryan <text:s text:c="9"/>| 411000000</text:p>
      <text:p text:style-name="P1"/>
      <text:p text:style-name="P1"/>
      <text:list xml:id="list1092790267" text:continue-numbering="true" text:style-name="L1">
        <text:list-item>
          <text:p text:style-name="P3"><text:span text:style-name="T4">Find movies made in the 90s that were nominated for at least two different awards (e.g, Oscar and Golden Globe) in the best actor category.</text:span></text:p>
          <text:p text:style-name="P2"/>
          <text:p text:style-name="P2">SELECT title </text:p>
          <text:p text:style-name="P2">FROM awards </text:p>
          <text:p text:style-name="P2">WHERE year&gt;1989 </text:p>
          <text:list>
            <text:list-header>
              <text:p text:style-name="P2">AND year&lt;2000 </text:p>
              <text:p text:style-name="P2">AND award LIKE '% - Best Actor' </text:p>
              <text:p text:style-name="P2">AND result = 'Nominated' </text:p>
              <text:p text:style-name="P7">GROUP BY title </text:p>
              <text:list>
                <text:list-item>
                  <text:list>
                    <text:list-item>
                      <text:list>
                        <text:list-header>
                          <text:p text:style-name="P10">HAVING count(*) &gt;1;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1"/>
      <text:p text:style-name="P1">Result:<text:tab/> <text:s text:c="5"/>title</text:p>
      <text:p text:style-name="P1"><text:tab/>------------------</text:p>
      <text:p text:style-name="P1"><text:tab/> Schindler's List</text:p>
      <text:p text:style-name="P1"/>
      <text:list xml:id="list619563620" text:continue-numbering="true" text:style-name="L1">
        <text:list-item>
          <text:p text:style-name="P5">Find movies made in the 90s that won every award they were nominated for.</text:p>
          <text:p text:style-name="P2"/>
          <text:p text:style-name="P2">SELECT DISTINCT title </text:p>
          <text:p text:style-name="P2">FROM awards </text:p>
          <text:p text:style-name="P2">WHERE title not in </text:p>
          <text:list>
            <text:list-item>
              <text:list>
                <text:list-header>
                  <text:p text:style-name="P2">(SELECT title </text:p>
                  <text:p text:style-name="P2">FROM awards </text:p>
                  <text:p text:style-name="P2">WHERE result = 'Nominated') </text:p>
                  <text:p text:style-name="P10">AND year &gt; 1989 </text:p>
                  <text:p text:style-name="P10">AND year &lt; 2000;</text:p>
                </text:list-header>
              </text:list>
            </text:list-item>
          </text:list>
        </text:list-item>
      </text:list>
      <text:p text:style-name="P1"/>
      <text:p text:style-name="P1">Result:<text:tab/> <text:s text:c="7"/>title</text:p>
      <text:p text:style-name="P16">----------------------</text:p>
      <text:p text:style-name="P16"><text:s/>Silence of the Lambs</text:p>
      <text:list xml:id="list173949373" text:continue-numbering="true" text:style-name="L1">
        <text:list-item>
          <text:p text:style-name="P22"><text:span text:style-name="T4">List all comedies that won major Oscars (best film or director) before 1960 and after 1990.</text:span></text:p>
          <text:p text:style-name="P2"/>
          <text:p text:style-name="P2">SELECT DISTINCT a.title </text:p>
          <text:p text:style-name="P2">FROM movies m, awards a </text:p>
          <text:p text:style-name="P2">WHERE m.genre = 'Comedy' </text:p>
          <text:list>
            <text:list-header>
              <text:p text:style-name="P2">AND (m.year&gt;1989 OR m.year&lt;1960) </text:p>
              <text:p text:style-name="P2">AND m.title = a.title </text:p>
              <text:p text:style-name="P2">AND a.year = m.year</text:p>
              <text:p text:style-name="P2">AND (a.award LIKE '% Director' OR a.award LIKE '% Picture') </text:p>
              <text:p text:style-name="P2">AND a.result = 'Won';</text:p>
            </text:list-header>
          </text:list>
        </text:list-item>
      </text:list>
      <text:p text:style-name="P1"/>
      <text:p text:style-name="P1">Result: <text:s text:c="8"/>title</text:p>
      <text:p text:style-name="P14">-----------------------</text:p>
      <text:p text:style-name="P14"><text:s/>It Happened One Night</text:p>
      <text:p text:style-name="P14"><text:s/>Shakespeare in Love</text:p>
      <text:p text:style-name="P1"/>
      <text:list xml:id="list1449819109" text:continue-numbering="true" text:style-name="L1">
        <text:list-item>
          <text:p text:style-name="P5">Find directors who directed a comedy and a drama, with the comedy having a higher rating than the drama.</text:p>
          <text:p text:style-name="P2"/>
          <text:p text:style-name="P2">SELECT DISTINCT m1.director </text:p>
          <text:p text:style-name="P2">FROM movies m1, movies m2</text:p>
          <text:p text:style-name="P2">WHERE m1.genre = 'Comedy' </text:p>
          <text:p text:style-name="P2">AND m2.genre = 'Drama' </text:p>
          <text:p text:style-name="P2">AND m1.director = m2.director </text:p>
          <text:p text:style-name="P2">AND m1.rating &gt; m2.rating;</text:p>
        </text:list-item>
      </text:list>
      <text:p text:style-name="P1"/>
      <text:p text:style-name="P1">Result: <text:s text:c="3"/>director</text:p>
      <text:p text:style-name="P15">-----------------</text:p>
      <text:p text:style-name="P15"><text:s/>Robert Zemeckis</text:p>
      <text:p text:style-name="P15"><text:s/>Stanley Kubrick</text:p>
      <text:p text:style-name="P1"/>
      <text:list xml:id="list1640007309" text:continue-numbering="true" text:style-name="L1">
        <text:list-item>
          <text:p text:style-name="P5">Find actors who only act in high grossing (more than $50 million) movies.</text:p>
          <text:p text:style-name="P2"/>
          <text:p text:style-name="P2">SELECT actor </text:p>
          <text:p text:style-name="P2">FROM movies NATURAL JOIN actors </text:p>
          <text:p text:style-name="P2">GROUP BY actor </text:p>
          <text:p text:style-name="P2">HAVING min(gross)&gt;50000000;</text:p>
        </text:list-item>
      </text:list>
      <text:p text:style-name="P1"/>
      <text:p text:style-name="P1">Result: <text:s text:c="4"/>actor</text:p>
      <text:p text:style-name="P17">---------------</text:p>
      <text:p text:style-name="P17"><text:s/>Mark Wahlberg</text:p>
      <text:p text:style-name="P17"><text:s/>Peter O'Toole</text:p>
      <text:p text:style-name="P17"><text:s/>Harrison Ford</text:p>
      <text:list xml:id="list533291989" text:continue-numbering="true" text:style-name="L1">
        <text:list-header>
          <text:p text:style-name="P5"/>
        </text:list-header>
        <text:list-item>
          <text:p text:style-name="P5">For each award category, find the average rating of movies that won that award.</text:p>
          <text:p text:style-name="P2"/>
          <text:p text:style-name="P2">SELECT award, avg(rating) AS averating </text:p>
          <text:p text:style-name="P2">FROM movies NATURAL JOIN awards </text:p>
          <text:p text:style-name="P2">WHERE result = 'Won' </text:p>
          <text:p text:style-name="P2">GROUP BY award;</text:p>
        </text:list-item>
      </text:list>
      <text:p text:style-name="P1"><text:tab/></text:p>
      <text:p text:style-name="P1"/>
      <text:p text:style-name="P21">Result: <text:s text:c="11"/>award <text:s text:c="12"/>| <text:s text:c="3"/>averating</text:p>
      <text:p text:style-name="P14">------------------------------+------------------</text:p>
      <text:p text:style-name="P14"><text:s/>Oscar - Best Picture <text:s text:c="8"/>| 8.17142847606114</text:p>
      <text:p text:style-name="P14"><text:s/>Oscar - Best Director <text:s text:c="7"/>| <text:s text:c="2"/>8.324999888738</text:p>
      <text:p text:style-name="P14"><text:s/>BAFTA - Best Film <text:s text:c="11"/>| <text:s text:c="13"/>8.4</text:p>
      <text:p text:style-name="P14"><text:s/>Golden Globe - Best Director | 8.29999971389771</text:p>
      <text:p text:style-name="P14"><text:s/>Oscar - Best Actress <text:s text:c="8"/>| 8.69999980926514</text:p>
      <text:p text:style-name="P14"><text:s/>Oscar - Best Actor <text:s text:c="10"/>| 8.43999977111816</text:p>
      <text:p text:style-name="P14"><text:s/>BAFTA - Best Actor <text:s text:c="10"/>| 8.69999980926514</text:p>
      <text:p text:style-name="P1"/>
      <text:list xml:id="list1420871528" text:continue-numbering="true" text:style-name="L1">
        <text:list-item>
          <text:p text:style-name="P5">Find the award category whose winners have the highest average rating.</text:p>
          <text:p text:style-name="P2"/>
          <text:p text:style-name="P2">SELECT award </text:p>
          <text:p text:style-name="P2">FROM (SELECT award, avg(rating) AS averagerating</text:p>
          <text:list>
            <text:list-item>
              <text:list>
                <text:list-header>
                  <text:p text:style-name="P2"><text:s/>FROM movies NATURAL JOIN awards </text:p>
                  <text:p text:style-name="P2">WHERE result = 'Won' GROUP BY award) AS t, </text:p>
                  <text:p text:style-name="P2">(SELECT max(t2.averagerating) </text:p>
                  <text:p text:style-name="P2">FROM (SELECT award, avg(rating) AS averagerating </text:p>
                  <text:list>
                    <text:list-item>
                      <text:list>
                        <text:list-header>
                          <text:p text:style-name="P2">FROM movies NATURAL JOIN awards </text:p>
                          <text:p text:style-name="P2">WHERE result = 'Won' </text:p>
                          <text:p text:style-name="P2">GROUP BY award) AS t2) AS t3 </text:p>
                          <text:p text:style-name="P11">WHERE t3.max = t.averagerating;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"/>
      <text:p text:style-name="P1">Result:<text:tab/> <text:s text:c="7"/>award</text:p>
      <text:p text:style-name="P1"><text:tab/>----------------------</text:p>
      <text:p text:style-name="P1"><text:tab/> Oscar - Best Actress</text:p>
      <text:p text:style-name="P1"><text:tab/> BAFTA - Best Actor</text:p>
      <text:p text:style-name="P1"/>
      <text:list xml:id="list599766090" text:continue-numbering="true" text:style-name="L1">
        <text:list-item>
          <text:p text:style-name="P5">Find all pairs of movies (<text:span text:style-name="T6">m</text:span><text:span text:style-name="T7">1</text:span><text:span text:style-name="T6">,m</text:span><text:span text:style-name="T7">2</text:span> ) nominated for the same award, such that <text:span text:style-name="T6">m</text:span><text:span text:style-name="T7">1 </text:span><text:s/>has higher rating than <text:span text:style-name="T6">m</text:span><text:span text:style-name="T7">2</text:span> , but<text:span text:style-name="T6"> m</text:span><text:span text:style-name="T7">2 </text:span><text:s/>won the award.</text:p>
          <text:p text:style-name="P2"/>
          <text:p text:style-name="P2">SELECT DISTINCT m1.title AS rating, m2.title AS winner </text:p>
          <text:p text:style-name="P2">FROM (movies NATURAL JOIN awards) m1, (movies NATURAL JOIN awards) m2 WHERE m1.year <text:s/>= m2.year </text:p>
          <text:list>
            <text:list-header>
              <text:p text:style-name="P2">AND m1.award = m2.award </text:p>
              <text:p text:style-name="P2">AND m1.title &lt;&gt; m2.title </text:p>
              <text:p text:style-name="P2">AND m1.rating &gt; m2.rating </text:p>
              <text:p text:style-name="P2">AND m2.result = 'Won';</text:p>
              <text:p text:style-name="P2"/>
            </text:list-header>
          </text:list>
        </text:list-item>
      </text:list>
      <text:p text:style-name="P1">Result:<text:tab/> <text:s text:c="3"/>rating <text:s text:c="3"/>| <text:s text:c="6"/>winner</text:p>
      <text:p text:style-name="P18"><text:tab/>-------------+--------------------</text:p>
      <text:p text:style-name="P18"><text:tab/> Raging Bull | Ordinary People</text:p>
      <text:p text:style-name="P18"><text:tab/> Goodfellas <text:s/>| Dances With Wolves</text:p>
      <text:p text:style-name="P1"/>
      <text:list xml:id="list706496900" text:continue-numbering="true" text:style-name="L1">
        <text:list-item>
          <text:p text:style-name="P5">Find character names that appear in two movies produced in two different countries.</text:p>
          <text:p text:style-name="P2"/>
          <text:p text:style-name="P2">SELECT DISTINCT t1.character_name </text:p>
          <text:p text:style-name="P2">FROM (movies NATURAL JOIN actors) AS t1, (movies NATURAL JOIN actors) AS t2 WHERE t2.character_name=t1.character_name</text:p>
          <text:list>
            <text:list-header>
              <text:p text:style-name="P2">AND t1.country&lt;&gt;t2.country;</text:p>
            </text:list-header>
          </text:list>
        </text:list-item>
      </text:list>
      <text:p text:style-name="P1"/>
      <text:p text:style-name="P1"/>
      <text:p text:style-name="P21">Result:<text:tab/> character_name</text:p>
      <text:p text:style-name="P1"><text:tab/>----------------</text:p>
      <text:p text:style-name="P1"><text:tab/> Charlie Croker</text:p>
      <text:p text:style-name="P1"/>
      <text:list xml:id="list1888804278" text:continue-numbering="true" text:style-name="L1">
        <text:list-item>
          <text:p text:style-name="P2"><text:span text:style-name="T4">For every decade starting with 1950-59, calculate the percentage of all the awards won by US movies.</text:span></text:p>
          <text:p text:style-name="P2"/>
          <text:p text:style-name="P2">SELECT decade, count(*)*100/</text:p>
          <text:list>
            <text:list-item>
              <text:list>
                <text:list-header>
                  <text:p text:style-name="P2">(SELECT count(*) </text:p>
                  <text:p text:style-name="P2">FROM (SELECT title, year /10 *10 AS decade, director, country, rating, genre, gross, producer </text:p>
                  <text:list>
                    <text:list-item>
                      <text:list>
                        <text:list-header>
                          <text:p text:style-name="P2">FROM movies) AS decaded_movies NATURAL JOIN </text:p>
                          <text:list>
                            <text:list-item>
                              <text:list>
                                <text:list-header>
                                  <text:p text:style-name="P2">(SELECT title, year /10 *10 AS decade, award, result </text:p>
                                  <text:p text:style-name="P2">FROM awards) AS decaded_awards </text:p>
                                  <text:p text:style-name="P12">WHERE decade &gt; 1950 </text:p>
                                  <text:p text:style-name="P12">AND decade = decaded_movies2.decade </text:p>
                                  <text:p text:style-name="P12">AND result = 'Won' </text:p>
                                  <text:p text:style-name="P12">GROUP BY decade) AS percent </text:p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  <text:p text:style-name="P2"/>
          <text:p text:style-name="P2">FROM (SELECT title, year/10*10 AS decade, director, country, rating, genre, gross, producer </text:p>
          <text:list>
            <text:list-item>
              <text:list>
                <text:list-header>
                  <text:p text:style-name="P2">FROM movies) AS decaded_movies2 NATURAL JOIN </text:p>
                  <text:list>
                    <text:list-header>
                      <text:p text:style-name="P2">(SELECT title, year /10 *10 AS decade, award, result </text:p>
                      <text:p text:style-name="P2">FROM awards) AS decaded_awards2 </text:p>
                    </text:list-header>
                  </text:list>
                </text:list-header>
              </text:list>
            </text:list-item>
          </text:list>
          <text:p text:style-name="P2"/>
          <text:p text:style-name="P2">WHERE decade&gt;1950 </text:p>
          <text:list text:continue-numbering="true">
            <text:list-header>
              <text:p text:style-name="P2">AND country = 'US' </text:p>
              <text:p text:style-name="P2">AND result = 'Won' </text:p>
              <text:p text:style-name="P7">GROUP BY decade</text:p>
              <text:p text:style-name="P7">ORDER BY decade;</text:p>
            </text:list-header>
          </text:list>
        </text:list-item>
      </text:list>
      <text:p text:style-name="P1"/>
      <text:p text:style-name="P1"><text:tab/>Result:</text:p>
      <text:p text:style-name="P15"><text:s/>decade | percent</text:p>
      <text:p text:style-name="P15">--------+---------</text:p>
      <text:p text:style-name="P15"><text:s text:c="3"/>1950 | <text:s text:c="5"/>37</text:p>
      <text:p text:style-name="P15"><text:s text:c="3"/>1960 | <text:s text:c="5"/>40</text:p>
      <text:p text:style-name="P15"><text:s text:c="3"/>1970 | <text:s text:c="4"/>100</text:p>
      <text:p text:style-name="P15"><text:s text:c="3"/>1980 | <text:s text:c="5"/>75</text:p>
      <text:p text:style-name="P15"><text:s text:c="3"/>1990 | <text:s text:c="5"/>84</text:p>
      <text:p text:style-name="P15"><text:s text:c="3"/>2000 | <text:s text:c="5"/>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IQOCZL+CMR7" svg:font-family="IQOCZL+CMR7"/>
    <style:font-face style:name="Lohit Devanagari1" svg:font-family="'Lohit Devanagari'"/>
    <style:font-face style:name="SRPFLF+CMMI10" svg:font-family="SRPFLF+CMMI10"/>
    <style:font-face style:name="YGJYNZ+CMR10" svg:font-family="YGJYNZ+CMR10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Lohit Devanagari2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7T17:26:41</meta:creation-date>
    <meta:editing-duration>PT10H18M15S</meta:editing-duration>
    <meta:editing-cycles>30</meta:editing-cycles>
    <meta:generator>OpenOffice.org/3.2$Unix OpenOffice.org_project/320m19$Build-9505</meta:generator>
    <meta:initial-creator>Scott Hofman</meta:initial-creator>
    <dc:date>2011-11-16T19:52:47</dc:date>
    <dc:creator>Scott Hofman</dc:creator>
    <meta:printed-by>Scott Hofman</meta:printed-by>
    <meta:print-date>2011-11-16T19:28:52</meta:print-date>
    <meta:document-statistic meta:table-count="0" meta:image-count="0" meta:object-count="3" meta:page-count="10" meta:paragraph-count="265" meta:word-count="1319" meta:character-count="96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1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1.921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row table:style-name="ro1">
          <table:table-cell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director</text:p>
          </table:table-cell>
          <table:table-cell office:value-type="string">
            <text:p>country</text:p>
          </table:table-cell>
          <table:table-cell office:value-type="string">
            <text:p>rating</text:p>
          </table:table-cell>
          <table:table-cell office:value-type="string">
            <text:p>genre</text:p>
          </table:table-cell>
          <table:table-cell office:value-type="string">
            <text:p>gross</text:p>
          </table:table-cell>
          <table:table-cell office:value-type="string">
            <text:p>producer</text:p>
          </table:table-cell>
        </table:table-row>
        <table:table-row table:style-name="ro1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Stanley Kubrick</text:p>
          </table:table-cell>
          <table:table-cell office:value-type="string">
            <text:p>UK</text:p>
          </table:table-cell>
          <table:table-cell office:value-type="float" office:value="8.6">
            <text:p>8.6</text:p>
          </table:table-cell>
          <table:table-cell office:value-type="string">
            <text:p>Comedy</text:p>
          </table:table-cell>
          <table:table-cell office:value-type="float" office:value="7300000">
            <text:p>7300000</text:p>
          </table:table-cell>
          <table:table-cell office:value-type="string">
            <text:p>Stanley Kubrick</text:p>
          </table:table-cell>
        </table:table-row>
        <table:table-row table:style-name="ro1">
          <table:table-cell office:value-type="string">
            <text:p>Jurassic Park</text:p>
          </table:table-cell>
          <table:table-cell office:value-type="float" office:value="1993">
            <text:p>1993</text:p>
          </table:table-cell>
          <table:table-cell office:value-type="string">
            <text:p>Steven Spielberg</text:p>
          </table:table-cell>
          <table:table-cell office:value-type="string">
            <text:p>US</text:p>
          </table:table-cell>
          <table:table-cell office:value-type="float" office:value="7.9">
            <text:p>7.9</text:p>
          </table:table-cell>
          <table:table-cell office:value-type="string">
            <text:p>Adventure</text:p>
          </table:table-cell>
          <table:table-cell office:value-type="float" office:value="851000000">
            <text:p>851000000</text:p>
          </table:table-cell>
          <table:table-cell office:value-type="string">
            <text:p>Steven Spielberg</text:p>
          </table:table-cell>
        </table:table-row>
        <table:table-row table:style-name="ro1">
          <table:table-cell office:value-type="string">
            <text:p>Schindler’s List</text:p>
          </table:table-cell>
          <table:table-cell office:value-type="float" office:value="1993">
            <text:p>1993</text:p>
          </table:table-cell>
          <table:table-cell office:value-type="string">
            <text:p>Steven Spielberg</text:p>
          </table:table-cell>
          <table:table-cell office:value-type="string">
            <text:p>US</text:p>
          </table:table-cell>
          <table:table-cell office:value-type="float" office:value="8.9">
            <text:p>8.9</text:p>
          </table:table-cell>
          <table:table-cell office:value-type="string">
            <text:p>Drama</text:p>
          </table:table-cell>
          <table:table-cell office:value-type="float" office:value="229000000">
            <text:p>229000000</text:p>
          </table:table-cell>
          <table:table-cell office:value-type="string">
            <text:p>Steven Spielberg</text:p>
          </table:table-cell>
        </table:table-row>
        <table:table-row table:style-name="ro1">
          <table:table-cell office:value-type="string">
            <text:p>It Happened One Night</text:p>
          </table:table-cell>
          <table:table-cell office:value-type="float" office:value="1934">
            <text:p>1934</text:p>
          </table:table-cell>
          <table:table-cell office:value-type="string">
            <text:p>Frank Capra</text:p>
          </table:table-cell>
          <table:table-cell office:value-type="string">
            <text:p>US</text:p>
          </table:table-cell>
          <table:table-cell office:value-type="float" office:value="8.3">
            <text:p>8.3</text:p>
          </table:table-cell>
          <table:table-cell office:value-type="string">
            <text:p>Comedy</text:p>
          </table:table-cell>
          <table:table-cell office:value-type="float" office:value="600000">
            <text:p>600000</text:p>
          </table:table-cell>
          <table:table-cell office:value-type="string">
            <text:p>Frank Capra</text:p>
          </table:table-cell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Jonathan Demme</text:p>
          </table:table-cell>
          <table:table-cell office:value-type="string">
            <text:p>US</text:p>
          </table:table-cell>
          <table:table-cell office:value-type="float" office:value="8.7">
            <text:p>8.7</text:p>
          </table:table-cell>
          <table:table-cell office:value-type="string">
            <text:p>Thriller</text:p>
          </table:table-cell>
          <table:table-cell office:value-type="float" office:value="257000000">
            <text:p>257000000</text:p>
          </table:table-cell>
          <table:table-cell office:value-type="string">
            <text:p>Kenneth Utt</text:p>
          </table:table-cell>
        </table:table-row>
        <table:table-row table:style-name="ro1">
          <table:table-cell office:value-type="string">
            <text:p>Raging Bull</text:p>
          </table:table-cell>
          <table:table-cell office:value-type="float" office:value="1980">
            <text:p>1980</text:p>
          </table:table-cell>
          <table:table-cell office:value-type="string">
            <text:p>Martin Scorsese</text:p>
          </table:table-cell>
          <table:table-cell office:value-type="string">
            <text:p>US</text:p>
          </table:table-cell>
          <table:table-cell office:value-type="float" office:value="8.4">
            <text:p>8.4</text:p>
          </table:table-cell>
          <table:table-cell office:value-type="string">
            <text:p>Drama</text:p>
          </table:table-cell>
          <table:table-cell office:value-type="float" office:value="50000000">
            <text:p>50000000</text:p>
          </table:table-cell>
          <table:table-cell office:value-type="string">
            <text:p>Robert Chartoff</text:p>
          </table:table-cell>
        </table:table-row>
        <table:table-row table:style-name="ro1">
          <table:table-cell office:value-type="string">
            <text:p>Ordinary People</text:p>
          </table:table-cell>
          <table:table-cell office:value-type="float" office:value="1980">
            <text:p>1980</text:p>
          </table:table-cell>
          <table:table-cell office:value-type="string">
            <text:p>Robert Redford</text:p>
          </table:table-cell>
          <table:table-cell office:value-type="string">
            <text:p>US</text:p>
          </table:table-cell>
          <table:table-cell office:value-type="float" office:value="7.8">
            <text:p>7.8</text:p>
          </table:table-cell>
          <table:table-cell office:value-type="string">
            <text:p>Drama</text:p>
          </table:table-cell>
          <table:table-cell office:value-type="float" office:value="48000000">
            <text:p>48000000</text:p>
          </table:table-cell>
          <table:table-cell office:value-type="string">
            <text:p>Ronald Schwary</text:p>
          </table:table-cell>
        </table:table-row>
        <table:table-row table:style-name="ro1">
          <table:table-cell office:value-type="string">
            <text:p>Goodfellas</text:p>
          </table:table-cell>
          <table:table-cell office:value-type="float" office:value="1990">
            <text:p>1990</text:p>
          </table:table-cell>
          <table:table-cell office:value-type="string">
            <text:p>Martin Scorsese</text:p>
          </table:table-cell>
          <table:table-cell office:value-type="string">
            <text:p>US</text:p>
          </table:table-cell>
          <table:table-cell office:value-type="float" office:value="8.8">
            <text:p>8.8</text:p>
          </table:table-cell>
          <table:table-cell office:value-type="string">
            <text:p>Crime</text:p>
          </table:table-cell>
          <table:table-cell office:value-type="float" office:value="21000000">
            <text:p>21000000</text:p>
          </table:table-cell>
          <table:table-cell office:value-type="string">
            <text:p>Irwin Winkler</text:p>
          </table:table-cell>
        </table:table-row>
        <table:table-row table:style-name="ro1">
          <table:table-cell office:value-type="string">
            <text:p>Dances With Wolves</text:p>
          </table:table-cell>
          <table:table-cell office:value-type="float" office:value="1990">
            <text:p>1990</text:p>
          </table:table-cell>
          <table:table-cell office:value-type="string">
            <text:p>Kevin Costner</text:p>
          </table:table-cell>
          <table:table-cell office:value-type="string">
            <text:p>US</text:p>
          </table:table-cell>
          <table:table-cell office:value-type="float" office:value="8">
            <text:p>8</text:p>
          </table:table-cell>
          <table:table-cell office:value-type="string">
            <text:p>Western</text:p>
          </table:table-cell>
          <table:table-cell office:value-type="float" office:value="402000000">
            <text:p>402000000</text:p>
          </table:table-cell>
          <table:table-cell office:value-type="string">
            <text:p>Jim Wilson</text:p>
          </table:table-cell>
        </table:table-row>
        <table:table-row table:style-name="ro1">
          <table:table-cell office:value-type="string">
            <text:p>Apollo 13</text:p>
          </table:table-cell>
          <table:table-cell office:value-type="float" office:value="1995">
            <text:p>1995</text:p>
          </table:table-cell>
          <table:table-cell office:value-type="string">
            <text:p>Ron Howard</text:p>
          </table:table-cell>
          <table:table-cell office:value-type="string">
            <text:p>US</text:p>
          </table:table-cell>
          <table:table-cell office:value-type="float" office:value="7.5">
            <text:p>7.5</text:p>
          </table:table-cell>
          <table:table-cell office:value-type="string">
            <text:p>Drama</text:p>
          </table:table-cell>
          <table:table-cell office:value-type="float" office:value="303000000">
            <text:p>303000000</text:p>
          </table:table-cell>
          <table:table-cell office:value-type="string">
            <text:p>Brian Grazer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float" office:value="1982">
            <text:p>1982</text:p>
          </table:table-cell>
          <table:table-cell office:value-type="string">
            <text:p>Steven Spielberg</text:p>
          </table:table-cell>
          <table:table-cell office:value-type="string">
            <text:p>US</text:p>
          </table:table-cell>
          <table:table-cell office:value-type="float" office:value="7.9">
            <text:p>7.9</text:p>
          </table:table-cell>
          <table:table-cell office:value-type="string">
            <text:p>Adventure</text:p>
          </table:table-cell>
          <table:table-cell office:value-type="float" office:value="780000000">
            <text:p>780000000</text:p>
          </table:table-cell>
          <table:table-cell office:value-type="string">
            <text:p>Steven Spielberg</text:p>
          </table:table-cell>
        </table:table-row>
        <table:table-row table:style-name="ro1">
          <table:table-cell office:value-type="string">
            <text:p>Gandhi</text:p>
          </table:table-cell>
          <table:table-cell office:value-type="float" office:value="1982">
            <text:p>1982</text:p>
          </table:table-cell>
          <table:table-cell office:value-type="string">
            <text:p>Richard Attenborough</text:p>
          </table:table-cell>
          <table:table-cell office:value-type="string">
            <text:p>UK</text:p>
          </table:table-cell>
          <table:table-cell office:value-type="float" office:value="8.1">
            <text:p>8.1</text:p>
          </table:table-cell>
          <table:table-cell office:value-type="string">
            <text:p>Drama</text:p>
          </table:table-cell>
          <table:table-cell office:value-type="float" office:value="30000000">
            <text:p>30000000</text:p>
          </table:table-cell>
          <table:table-cell office:value-type="string">
            <text:p>Richard Attenborough</text:p>
          </table:table-cell>
        </table:table-row>
        <table:table-row table:style-name="ro1">
          <table:table-cell office:value-type="string">
            <text:p>Chariots of Fire</text:p>
          </table:table-cell>
          <table:table-cell office:value-type="float" office:value="1981">
            <text:p>1981</text:p>
          </table:table-cell>
          <table:table-cell office:value-type="string">
            <text:p>Hugh Hudson</text:p>
          </table:table-cell>
          <table:table-cell office:value-type="string">
            <text:p>UK</text:p>
          </table:table-cell>
          <table:table-cell office:value-type="float" office:value="7.2">
            <text:p>7.2</text:p>
          </table:table-cell>
          <table:table-cell office:value-type="string">
            <text:p>Drama</text:p>
          </table:table-cell>
          <table:table-cell office:value-type="float" office:value="53000000">
            <text:p>53000000</text:p>
          </table:table-cell>
          <table:table-cell office:value-type="string">
            <text:p>David Putnam</text:p>
          </table:table-cell>
        </table:table-row>
        <table:table-row table:style-name="ro1">
          <table:table-cell office:value-type="string">
            <text:p>Raiders of the Lost Ark</text:p>
          </table:table-cell>
          <table:table-cell office:value-type="float" office:value="1981">
            <text:p>1981</text:p>
          </table:table-cell>
          <table:table-cell office:value-type="string">
            <text:p>Steven Spielberg</text:p>
          </table:table-cell>
          <table:table-cell office:value-type="string">
            <text:p>US</text:p>
          </table:table-cell>
          <table:table-cell office:value-type="float" office:value="8.7">
            <text:p>8.7</text:p>
          </table:table-cell>
          <table:table-cell office:value-type="string">
            <text:p>Adventure</text:p>
          </table:table-cell>
          <table:table-cell office:value-type="float" office:value="366000000">
            <text:p>366000000</text:p>
          </table:table-cell>
          <table:table-cell office:value-type="string">
            <text:p>George Lucas</text:p>
          </table:table-cell>
        </table:table-row>
        <table:table-row table:style-name="ro1">
          <table:table-cell office:value-type="string">
            <text:p>Shakespeare in Love</text:p>
          </table:table-cell>
          <table:table-cell office:value-type="float" office:value="1998">
            <text:p>1998</text:p>
          </table:table-cell>
          <table:table-cell office:value-type="string">
            <text:p>John Madden</text:p>
          </table:table-cell>
          <table:table-cell office:value-type="string">
            <text:p>UK</text:p>
          </table:table-cell>
          <table:table-cell office:value-type="float" office:value="7.3">
            <text:p>7.3</text:p>
          </table:table-cell>
          <table:table-cell office:value-type="string">
            <text:p>Comedy</text:p>
          </table:table-cell>
          <table:table-cell office:value-type="float" office:value="264000000">
            <text:p>264000000</text:p>
          </table:table-cell>
          <table:table-cell office:value-type="string">
            <text:p>David Parfitt</text:p>
          </table:table-cell>
        </table:table-row>
        <table:table-row table:style-name="ro1">
          <table:table-cell office:value-type="string">
            <text:p>Saving Private Ryan</text:p>
          </table:table-cell>
          <table:table-cell office:value-type="float" office:value="1998">
            <text:p>1998</text:p>
          </table:table-cell>
          <table:table-cell office:value-type="string">
            <text:p>Steven Spielberg</text:p>
          </table:table-cell>
          <table:table-cell office:value-type="string">
            <text:p>US</text:p>
          </table:table-cell>
          <table:table-cell office:value-type="float" office:value="8.5">
            <text:p>8.5</text:p>
          </table:table-cell>
          <table:table-cell office:value-type="string">
            <text:p>Drama</text:p>
          </table:table-cell>
          <table:table-cell office:value-type="float" office:value="411000000">
            <text:p>411000000</text:p>
          </table:table-cell>
          <table:table-cell office:value-type="string">
            <text:p>Steven Spielberg</text:p>
          </table:table-cell>
        </table:table-row>
        <table:table-row table:style-name="ro1">
          <table:table-cell office:value-type="string">
            <text:p>Forrest Gump</text:p>
          </table:table-cell>
          <table:table-cell office:value-type="float" office:value="1994">
            <text:p>1994</text:p>
          </table:table-cell>
          <table:table-cell office:value-type="string">
            <text:p>Robert Zemeckis</text:p>
          </table:table-cell>
          <table:table-cell office:value-type="string">
            <text:p>US</text:p>
          </table:table-cell>
          <table:table-cell office:value-type="float" office:value="8.7">
            <text:p>8.7</text:p>
          </table:table-cell>
          <table:table-cell office:value-type="string">
            <text:p>Comedy</text:p>
          </table:table-cell>
          <table:table-cell office:value-type="float" office:value="622000000">
            <text:p>622000000</text:p>
          </table:table-cell>
          <table:table-cell office:value-type="string">
            <text:p>Wendy Finerman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float" office:value="1997">
            <text:p>1997</text:p>
          </table:table-cell>
          <table:table-cell office:value-type="string">
            <text:p>Robert Zemeckis</text:p>
          </table:table-cell>
          <table:table-cell office:value-type="string">
            <text:p>US</text:p>
          </table:table-cell>
          <table:table-cell office:value-type="float" office:value="7.3">
            <text:p>7.3</text:p>
          </table:table-cell>
          <table:table-cell office:value-type="string">
            <text:p>Drama</text:p>
          </table:table-cell>
          <table:table-cell office:value-type="float" office:value="81000000">
            <text:p>81000000</text:p>
          </table:table-cell>
          <table:table-cell office:value-type="string">
            <text:p>Robert Zemeckis</text:p>
          </table:table-cell>
        </table:table-row>
        <table:table-row table:style-name="ro1">
          <table:table-cell office:value-type="string">
            <text:p>The Polar Express</text:p>
          </table:table-cell>
          <table:table-cell office:value-type="float" office:value="2004">
            <text:p>2004</text:p>
          </table:table-cell>
          <table:table-cell office:value-type="string">
            <text:p>Robert Zemeckis</text:p>
          </table:table-cell>
          <table:table-cell office:value-type="string">
            <text:p>US</text:p>
          </table:table-cell>
          <table:table-cell office:value-type="float" office:value="6.6">
            <text:p>6.6</text:p>
          </table:table-cell>
          <table:table-cell office:value-type="string">
            <text:p>Adventure</text:p>
          </table:table-cell>
          <table:table-cell office:value-type="float" office:value="135000000">
            <text:p>135000000</text:p>
          </table:table-cell>
          <table:table-cell office:value-type="string">
            <text:p>Robert Zemeckis</text:p>
          </table:table-cell>
        </table:table-row>
        <table:table-row table:style-name="ro1">
          <table:table-cell office:value-type="string">
            <text:p>Joe Versus the Volcano</text:p>
          </table:table-cell>
          <table:table-cell office:value-type="float" office:value="1990">
            <text:p>1990</text:p>
          </table:table-cell>
          <table:table-cell office:value-type="string">
            <text:p>John Patrick Shanley</text:p>
          </table:table-cell>
          <table:table-cell office:value-type="string">
            <text:p>US</text:p>
          </table:table-cell>
          <table:table-cell office:value-type="float" office:value="5.4">
            <text:p>5.4</text:p>
          </table:table-cell>
          <table:table-cell office:value-type="string">
            <text:p>Comedy</text:p>
          </table:table-cell>
          <table:table-cell office:value-type="float" office:value="39000000">
            <text:p>39000000</text:p>
          </table:table-cell>
          <table:table-cell office:value-type="string">
            <text:p>Steven Spielberg</text:p>
          </table:table-cell>
        </table:table-row>
        <table:table-row table:style-name="ro1">
          <table:table-cell office:value-type="string">
            <text:p>Star Wars</text:p>
          </table:table-cell>
          <table:table-cell office:value-type="float" office:value="1977">
            <text:p>1977</text:p>
          </table:table-cell>
          <table:table-cell office:value-type="string">
            <text:p>George Lucas</text:p>
          </table:table-cell>
          <table:table-cell office:value-type="string">
            <text:p>US</text:p>
          </table:table-cell>
          <table:table-cell office:value-type="float" office:value="8.8">
            <text:p>8.8</text:p>
          </table:table-cell>
          <table:table-cell office:value-type="string">
            <text:p>Adventure</text:p>
          </table:table-cell>
          <table:table-cell office:value-type="float" office:value="760000000">
            <text:p>760000000</text:p>
          </table:table-cell>
          <table:table-cell office:value-type="string">
            <text:p>Gary Kurtz</text:p>
          </table:table-cell>
        </table:table-row>
        <table:table-row table:style-name="ro1">
          <table:table-cell office:value-type="string">
            <text:p>Taxi Driver</text:p>
          </table:table-cell>
          <table:table-cell office:value-type="float" office:value="1976">
            <text:p>1976</text:p>
          </table:table-cell>
          <table:table-cell office:value-type="string">
            <text:p>Martin Scorsese</text:p>
          </table:table-cell>
          <table:table-cell office:value-type="string">
            <text:p>US</text:p>
          </table:table-cell>
          <table:table-cell office:value-type="float" office:value="8.5">
            <text:p>8.5</text:p>
          </table:table-cell>
          <table:table-cell office:value-type="string">
            <text:p>Drama</text:p>
          </table:table-cell>
          <table:table-cell office:value-type="float" office:value="27000000">
            <text:p>27000000</text:p>
          </table:table-cell>
          <table:table-cell office:value-type="string">
            <text:p>Julia Phillips</text:p>
          </table:table-cell>
        </table:table-row>
        <table:table-row table:style-name="ro1">
          <table:table-cell office:value-type="string">
            <text:p>The Deer Hunter</text:p>
          </table:table-cell>
          <table:table-cell office:value-type="float" office:value="1978">
            <text:p>1978</text:p>
          </table:table-cell>
          <table:table-cell office:value-type="string">
            <text:p>Michael Cimino</text:p>
          </table:table-cell>
          <table:table-cell office:value-type="string">
            <text:p>US</text:p>
          </table:table-cell>
          <table:table-cell office:value-type="float" office:value="8.2">
            <text:p>8.2</text:p>
          </table:table-cell>
          <table:table-cell office:value-type="string">
            <text:p>Drama</text:p>
          </table:table-cell>
          <table:table-cell office:value-type="float" office:value="50000000">
            <text:p>50000000</text:p>
          </table:table-cell>
          <table:table-cell office:value-type="string">
            <text:p>Michael Deeley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float" office:value="1993">
            <text:p>1993</text:p>
          </table:table-cell>
          <table:table-cell office:value-type="string">
            <text:p>Jonathan Demme</text:p>
          </table:table-cell>
          <table:table-cell office:value-type="string">
            <text:p>US</text:p>
          </table:table-cell>
          <table:table-cell office:value-type="float" office:value="7.6">
            <text:p>7.6</text:p>
          </table:table-cell>
          <table:table-cell office:value-type="string">
            <text:p>Drama</text:p>
          </table:table-cell>
          <table:table-cell office:value-type="float" office:value="180000000">
            <text:p>180000000</text:p>
          </table:table-cell>
          <table:table-cell office:value-type="string">
            <text:p>Jonathan Demme</text:p>
          </table:table-cell>
        </table:table-row>
        <table:table-row table:style-name="ro1">
          <table:table-cell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Stanley Kubrick</text:p>
          </table:table-cell>
          <table:table-cell office:value-type="string">
            <text:p>US</text:p>
          </table:table-cell>
          <table:table-cell office:value-type="float" office:value="7.7">
            <text:p>7.7</text:p>
          </table:table-cell>
          <table:table-cell office:value-type="string">
            <text:p>Drama</text:p>
          </table:table-cell>
          <table:table-cell office:value-type="float" office:value="7000000">
            <text:p>7000000</text:p>
          </table:table-cell>
          <table:table-cell office:value-type="string">
            <text:p>James Harris</text:p>
          </table:table-cell>
        </table:table-row>
        <table:table-row table:style-name="ro1">
          <table:table-cell office:value-type="string">
            <text:p>Amistad</text:p>
          </table:table-cell>
          <table:table-cell office:value-type="float" office:value="1997">
            <text:p>1997</text:p>
          </table:table-cell>
          <table:table-cell office:value-type="string">
            <text:p>Steven Spielberg</text:p>
          </table:table-cell>
          <table:table-cell office:value-type="string">
            <text:p>US</text:p>
          </table:table-cell>
          <table:table-cell office:value-type="float" office:value="7.1">
            <text:p>7.1</text:p>
          </table:table-cell>
          <table:table-cell office:value-type="string">
            <text:p>Drama</text:p>
          </table:table-cell>
          <table:table-cell office:value-type="float" office:value="4000000">
            <text:p>4000000</text:p>
          </table:table-cell>
          <table:table-cell office:value-type="string">
            <text:p>Steven Spielberg</text:p>
          </table:table-cell>
        </table:table-row>
        <table:table-row table:style-name="ro1">
          <table:table-cell office:value-type="string">
            <text:p>Who Framed Roger Rabbit</text:p>
          </table:table-cell>
          <table:table-cell office:value-type="float" office:value="1988">
            <text:p>1988</text:p>
          </table:table-cell>
          <table:table-cell office:value-type="string">
            <text:p>Robert Zemeckis</text:p>
          </table:table-cell>
          <table:table-cell office:value-type="string">
            <text:p>US</text:p>
          </table:table-cell>
          <table:table-cell office:value-type="float" office:value="7.2">
            <text:p>7.2</text:p>
          </table:table-cell>
          <table:table-cell office:value-type="string">
            <text:p>Comedy</text:p>
          </table:table-cell>
          <table:table-cell office:value-type="float" office:value="259000000">
            <text:p>259000000</text:p>
          </table:table-cell>
          <table:table-cell office:value-type="string">
            <text:p>Steven Spielberg</text:p>
          </table:table-cell>
        </table:table-row>
        <table:table-row table:style-name="ro1">
          <table:table-cell office:value-type="string">
            <text:p>The Italian Job</text:p>
          </table:table-cell>
          <table:table-cell office:value-type="float" office:value="2003">
            <text:p>2003</text:p>
          </table:table-cell>
          <table:table-cell office:value-type="string">
            <text:p>F Gary Gary</text:p>
          </table:table-cell>
          <table:table-cell office:value-type="string">
            <text:p>US</text:p>
          </table:table-cell>
          <table:table-cell office:value-type="float" office:value="6.9">
            <text:p>6.9</text:p>
          </table:table-cell>
          <table:table-cell office:value-type="string">
            <text:p>Action</text:p>
          </table:table-cell>
          <table:table-cell office:value-type="float" office:value="111000000">
            <text:p>111000000</text:p>
          </table:table-cell>
          <table:table-cell office:value-type="string">
            <text:p>Donald De Line</text:p>
          </table:table-cell>
        </table:table-row>
        <table:table-row table:style-name="ro1">
          <table:table-cell office:value-type="string">
            <text:p>The Italian Job</text:p>
          </table:table-cell>
          <table:table-cell office:value-type="float" office:value="1969">
            <text:p>1969</text:p>
          </table:table-cell>
          <table:table-cell office:value-type="string">
            <text:p>Peter Collinson</text:p>
          </table:table-cell>
          <table:table-cell office:value-type="string">
            <text:p>UK</text:p>
          </table:table-cell>
          <table:table-cell office:value-type="float" office:value="7.2">
            <text:p>7.2</text:p>
          </table:table-cell>
          <table:table-cell office:value-type="string">
            <text:p>Action</text:p>
          </table:table-cell>
          <table:table-cell office:value-type="float" office:value="120000">
            <text:p>120000</text:p>
          </table:table-cell>
          <table:table-cell office:value-type="string">
            <text:p>Michael Deeley</text:p>
          </table:table-cell>
        </table:table-row>
        <table:table-row table:style-name="ro1">
          <table:table-cell office:value-type="string">
            <text:p>Midnight Cowboy</text:p>
          </table:table-cell>
          <table:table-cell office:value-type="float" office:value="1969">
            <text:p>1969</text:p>
          </table:table-cell>
          <table:table-cell office:value-type="string">
            <text:p>John Schlesinger</text:p>
          </table:table-cell>
          <table:table-cell office:value-type="string">
            <text:p>US</text:p>
          </table:table-cell>
          <table:table-cell office:value-type="float" office:value="8">
            <text:p>8</text:p>
          </table:table-cell>
          <table:table-cell office:value-type="string">
            <text:p>Drama</text:p>
          </table:table-cell>
          <table:table-cell office:value-type="float" office:value="41000000">
            <text:p>41000000</text:p>
          </table:table-cell>
          <table:table-cell office:value-type="string">
            <text:p>Jerome Hellman</text:p>
          </table:table-cell>
        </table:table-row>
        <table:table-row table:style-name="ro1">
          <table:table-cell office:value-type="string">
            <text:p>Lawrence of Arabia</text:p>
          </table:table-cell>
          <table:table-cell office:value-type="float" office:value="1962">
            <text:p>1962</text:p>
          </table:table-cell>
          <table:table-cell office:value-type="string">
            <text:p>David Lean</text:p>
          </table:table-cell>
          <table:table-cell office:value-type="string">
            <text:p>UK</text:p>
          </table:table-cell>
          <table:table-cell office:value-type="float" office:value="8.5">
            <text:p>8.5</text:p>
          </table:table-cell>
          <table:table-cell office:value-type="string">
            <text:p>Drama</text:p>
          </table:table-cell>
          <table:table-cell office:value-type="float" office:value="55000000">
            <text:p>55000000</text:p>
          </table:table-cell>
          <table:table-cell office:value-type="string">
            <text:p>Sam Spiegel</text:p>
          </table:table-cell>
        </table:table-row>
        <table:table-row table:style-name="ro1">
          <table:table-cell office:value-type="string">
            <text:p>The Departed</text:p>
          </table:table-cell>
          <table:table-cell office:value-type="float" office:value="2006">
            <text:p>2006</text:p>
          </table:table-cell>
          <table:table-cell office:value-type="string">
            <text:p>Martin Scorsese</text:p>
          </table:table-cell>
          <table:table-cell office:value-type="string">
            <text:p>US</text:p>
          </table:table-cell>
          <table:table-cell office:value-type="float" office:value="8.5">
            <text:p>8.5</text:p>
          </table:table-cell>
          <table:table-cell office:value-type="string">
            <text:p>Drama</text:p>
          </table:table-cell>
          <table:table-cell office:value-type="float" office:value="199000000">
            <text:p>199000000</text:p>
          </table:table-cell>
          <table:table-cell office:value-type="string">
            <text:p>Brad Pitt</text:p>
          </table:table-cell>
        </table:table-row>
        <table:table-row table:style-name="ro1">
          <table:table-cell office:value-type="string">
            <text:p>Slumdog Millionaire</text:p>
          </table:table-cell>
          <table:table-cell office:value-type="float" office:value="2008">
            <text:p>2008</text:p>
          </table:table-cell>
          <table:table-cell office:value-type="string">
            <text:p>Danny Boyle</text:p>
          </table:table-cell>
          <table:table-cell office:value-type="string">
            <text:p>UK</text:p>
          </table:table-cell>
          <table:table-cell office:value-type="float" office:value="8.2">
            <text:p>8.2</text:p>
          </table:table-cell>
          <table:table-cell office:value-type="string">
            <text:p>Drama</text:p>
          </table:table-cell>
          <table:table-cell office:value-type="float" office:value="362000000">
            <text:p>362000000</text:p>
          </table:table-cell>
          <table:table-cell office:value-type="string">
            <text:p>Christian Colson</text:p>
          </table:table-cell>
        </table:table-row>
        <table:table-row table:style-name="ro1">
          <table:table-cell office:value-type="string">
            <text:p>The Bridge on the River Kwai</text:p>
          </table:table-cell>
          <table:table-cell office:value-type="float" office:value="1957">
            <text:p>1957</text:p>
          </table:table-cell>
          <table:table-cell office:value-type="string">
            <text:p>David Lean</text:p>
          </table:table-cell>
          <table:table-cell office:value-type="string">
            <text:p>UK</text:p>
          </table:table-cell>
          <table:table-cell office:value-type="float" office:value="8.4">
            <text:p>8.4</text:p>
          </table:table-cell>
          <table:table-cell office:value-type="string">
            <text:p>Drama</text:p>
          </table:table-cell>
          <table:table-cell office:value-type="float" office:value="3000000">
            <text:p>3000000</text:p>
          </table:table-cell>
          <table:table-cell office:value-type="string">
            <text:p>Sam Spiegel</text:p>
          </table:table-cell>
        </table:table-row>
        <table:table-row table:style-name="ro1">
          <table:table-cell office:value-type="string">
            <text:p>On the Waterfront</text:p>
          </table:table-cell>
          <table:table-cell office:value-type="float" office:value="1954">
            <text:p>1954</text:p>
          </table:table-cell>
          <table:table-cell office:value-type="string">
            <text:p>Elia Kazan</text:p>
          </table:table-cell>
          <table:table-cell office:value-type="string">
            <text:p>US</text:p>
          </table:table-cell>
          <table:table-cell office:value-type="float" office:value="8.4">
            <text:p>8.4</text:p>
          </table:table-cell>
          <table:table-cell office:value-type="string">
            <text:p>Drama</text:p>
          </table:table-cell>
          <table:table-cell office:value-type="float" office:value="9000000">
            <text:p>9000000</text:p>
          </table:table-cell>
          <table:table-cell office:value-type="string">
            <text:p>Sam Spiegel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8:0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2.00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ejaVu Sans" style:font-name-complex="Lohit Devanagar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award</text:p>
          </table:table-cell>
          <table:table-cell office:value-type="string">
            <text:p>result</text:p>
          </table:table-cell>
        </table:table-row>
        <table:table-row table:style-name="ro1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Oscar – Best Dire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Oscar – Best Picture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Oscar – Best A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Oscar – Best Writing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BAFTA – Best Film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BAFTA – Best A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Schindler’s List</text:p>
          </table:table-cell>
          <table:table-cell office:value-type="float" office:value="1993">
            <text:p>1993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chindler’s List</text:p>
          </table:table-cell>
          <table:table-cell office:value-type="float" office:value="1993">
            <text:p>1993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chindler’s List</text:p>
          </table:table-cell>
          <table:table-cell office:value-type="float" office:value="1993">
            <text:p>1993</text:p>
          </table:table-cell>
          <table:table-cell office:value-type="string">
            <text:p>Oscar – Best A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Schindler’s List</text:p>
          </table:table-cell>
          <table:table-cell office:value-type="float" office:value="1993">
            <text:p>1993</text:p>
          </table:table-cell>
          <table:table-cell office:value-type="string">
            <text:p>BAFTA – Best A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Schindler’s List</text:p>
          </table:table-cell>
          <table:table-cell office:value-type="float" office:value="1993">
            <text:p>1993</text:p>
          </table:table-cell>
          <table:table-cell office:value-type="string">
            <text:p>BAFTA – Best Film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It Happened One Night</text:p>
          </table:table-cell>
          <table:table-cell office:value-type="float" office:value="1934">
            <text:p>1934</text:p>
          </table:table-cell>
          <table:table-cell office:value-type="string">
            <text:p>Oscar – Best A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It Happened One Night</text:p>
          </table:table-cell>
          <table:table-cell office:value-type="float" office:value="1934">
            <text:p>1934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It Happened One Night</text:p>
          </table:table-cell>
          <table:table-cell office:value-type="float" office:value="1934">
            <text:p>1934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hakespeare in Love</text:p>
          </table:table-cell>
          <table:table-cell office:value-type="float" office:value="1998">
            <text:p>1998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hakespeare in Love</text:p>
          </table:table-cell>
          <table:table-cell office:value-type="float" office:value="1998">
            <text:p>1998</text:p>
          </table:table-cell>
          <table:table-cell office:value-type="string">
            <text:p>Oscar – Best Dire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Oscar – Best A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Oscar – Best Actress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BAFTA – Best A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Raging Bull</text:p>
          </table:table-cell>
          <table:table-cell office:value-type="float" office:value="1980">
            <text:p>1980</text:p>
          </table:table-cell>
          <table:table-cell office:value-type="string">
            <text:p>Oscar – Best A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Raging Bull</text:p>
          </table:table-cell>
          <table:table-cell office:value-type="float" office:value="1980">
            <text:p>1980</text:p>
          </table:table-cell>
          <table:table-cell office:value-type="string">
            <text:p>Oscar – Best Dire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Raging Bull</text:p>
          </table:table-cell>
          <table:table-cell office:value-type="float" office:value="1980">
            <text:p>1980</text:p>
          </table:table-cell>
          <table:table-cell office:value-type="string">
            <text:p>Oscar – Best Picture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Raging Bull</text:p>
          </table:table-cell>
          <table:table-cell office:value-type="float" office:value="1980">
            <text:p>1980</text:p>
          </table:table-cell>
          <table:table-cell office:value-type="string">
            <text:p>BAFTA – Best A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Ordinary People</text:p>
          </table:table-cell>
          <table:table-cell office:value-type="float" office:value="1980">
            <text:p>1980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Ordinary People</text:p>
          </table:table-cell>
          <table:table-cell office:value-type="float" office:value="1980">
            <text:p>1980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Goodfellas</text:p>
          </table:table-cell>
          <table:table-cell office:value-type="float" office:value="1990">
            <text:p>1990</text:p>
          </table:table-cell>
          <table:table-cell office:value-type="string">
            <text:p>Oscar – Best Picture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Goodfellas</text:p>
          </table:table-cell>
          <table:table-cell office:value-type="float" office:value="1990">
            <text:p>1990</text:p>
          </table:table-cell>
          <table:table-cell office:value-type="string">
            <text:p>Oscar – Best Dire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Goodfellas</text:p>
          </table:table-cell>
          <table:table-cell office:value-type="float" office:value="1990">
            <text:p>1990</text:p>
          </table:table-cell>
          <table:table-cell office:value-type="string">
            <text:p>BAFTA – Best A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Goodfellas</text:p>
          </table:table-cell>
          <table:table-cell office:value-type="float" office:value="1990">
            <text:p>1990</text:p>
          </table:table-cell>
          <table:table-cell office:value-type="string">
            <text:p>BAFTA – Best Film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Dances With Wolves</text:p>
          </table:table-cell>
          <table:table-cell office:value-type="float" office:value="1990">
            <text:p>1990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Dances With Wolves</text:p>
          </table:table-cell>
          <table:table-cell office:value-type="float" office:value="1990">
            <text:p>1990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Dances With Wolves</text:p>
          </table:table-cell>
          <table:table-cell office:value-type="float" office:value="1990">
            <text:p>1990</text:p>
          </table:table-cell>
          <table:table-cell office:value-type="string">
            <text:p>Oscar – Best A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Shakespeare in Love</text:p>
          </table:table-cell>
          <table:table-cell office:value-type="float" office:value="1998">
            <text:p>1998</text:p>
          </table:table-cell>
          <table:table-cell office:value-type="string">
            <text:p>BAFTA – Best Film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hakespeare in Love</text:p>
          </table:table-cell>
          <table:table-cell office:value-type="float" office:value="1998">
            <text:p>1998</text:p>
          </table:table-cell>
          <table:table-cell office:value-type="string">
            <text:p>BAFTA – Best A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The Deer Hunter</text:p>
          </table:table-cell>
          <table:table-cell office:value-type="float" office:value="1978">
            <text:p>1978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The Deer Hunter</text:p>
          </table:table-cell>
          <table:table-cell office:value-type="float" office:value="1978">
            <text:p>1978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The Deer Hunter</text:p>
          </table:table-cell>
          <table:table-cell office:value-type="float" office:value="1978">
            <text:p>1978</text:p>
          </table:table-cell>
          <table:table-cell office:value-type="string">
            <text:p>Golden Globe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Midnight Cowboy</text:p>
          </table:table-cell>
          <table:table-cell office:value-type="float" office:value="1969">
            <text:p>1969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Midnight Cowboy</text:p>
          </table:table-cell>
          <table:table-cell office:value-type="float" office:value="1969">
            <text:p>1969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Lawrence of Arabia</text:p>
          </table:table-cell>
          <table:table-cell office:value-type="float" office:value="1962">
            <text:p>1962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Lawrence of Arabia</text:p>
          </table:table-cell>
          <table:table-cell office:value-type="float" office:value="1962">
            <text:p>1962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Lawrence of Arabia</text:p>
          </table:table-cell>
          <table:table-cell office:value-type="float" office:value="1962">
            <text:p>1962</text:p>
          </table:table-cell>
          <table:table-cell table:style-name="ce2" office:value-type="string">
            <text:p>Oscar – Best Actor</text:p>
          </table:table-cell>
          <table:table-cell office:value-type="string">
            <text:p>Nominated</text:p>
          </table:table-cell>
        </table:table-row>
        <table:table-row table:style-name="ro1">
          <table:table-cell office:value-type="string">
            <text:p>Chariots of Fire</text:p>
          </table:table-cell>
          <table:table-cell office:value-type="float" office:value="1981">
            <text:p>1981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The Departed</text:p>
          </table:table-cell>
          <table:table-cell office:value-type="float" office:value="2006">
            <text:p>2006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The Departed</text:p>
          </table:table-cell>
          <table:table-cell office:value-type="float" office:value="2006">
            <text:p>2006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lumdog Millionaire</text:p>
          </table:table-cell>
          <table:table-cell office:value-type="float" office:value="2008">
            <text:p>2008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Slumdog Millionaire</text:p>
          </table:table-cell>
          <table:table-cell office:value-type="float" office:value="2008">
            <text:p>2008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The Bridge on the River Kwai</text:p>
          </table:table-cell>
          <table:table-cell office:value-type="float" office:value="1957">
            <text:p>1957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The Bridge on the River Kwai</text:p>
          </table:table-cell>
          <table:table-cell office:value-type="float" office:value="1957">
            <text:p>1957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The Bridge on the River Kwai</text:p>
          </table:table-cell>
          <table:table-cell office:value-type="float" office:value="1957">
            <text:p>1957</text:p>
          </table:table-cell>
          <table:table-cell office:value-type="string">
            <text:p>Oscar – Best A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The Bridge on the River Kwai</text:p>
          </table:table-cell>
          <table:table-cell office:value-type="float" office:value="1957">
            <text:p>1957</text:p>
          </table:table-cell>
          <table:table-cell office:value-type="string">
            <text:p>BAFTA – Best Film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The Bridge on the River Kwai</text:p>
          </table:table-cell>
          <table:table-cell office:value-type="float" office:value="1957">
            <text:p>1957</text:p>
          </table:table-cell>
          <table:table-cell office:value-type="string">
            <text:p>Golden Globe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On the Waterfront</text:p>
          </table:table-cell>
          <table:table-cell office:value-type="float" office:value="1954">
            <text:p>1954</text:p>
          </table:table-cell>
          <table:table-cell office:value-type="string">
            <text:p>Oscar – Best Picture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On the Waterfront</text:p>
          </table:table-cell>
          <table:table-cell office:value-type="float" office:value="1954">
            <text:p>1954</text:p>
          </table:table-cell>
          <table:table-cell office:value-type="string">
            <text:p>Oscar – Best Director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On the Waterfront</text:p>
          </table:table-cell>
          <table:table-cell office:value-type="float" office:value="1954">
            <text:p>1954</text:p>
          </table:table-cell>
          <table:table-cell office:value-type="string">
            <text:p>Oscar – Best Actor</text:p>
          </table:table-cell>
          <table:table-cell office:value-type="string">
            <text:p>Won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8:5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08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3.533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character_name</text:p>
          </table:table-cell>
          <table:table-cell office:value-type="string">
            <text:p>actor</text:p>
          </table:table-cell>
        </table:table-row>
        <table:table-row table:style-name="ro1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Lionel Mandrake</text:p>
          </table:table-cell>
          <table:table-cell office:value-type="string">
            <text:p>Peter Sellers</text:p>
          </table:table-cell>
        </table:table-row>
        <table:table-row table:style-name="ro1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Merkin Muffley</text:p>
          </table:table-cell>
          <table:table-cell office:value-type="string">
            <text:p>Peter Sellers</text:p>
          </table:table-cell>
        </table:table-row>
        <table:table-row table:style-name="ro1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Dr. Strangelove</text:p>
          </table:table-cell>
          <table:table-cell office:value-type="string">
            <text:p>Peter Sellers</text:p>
          </table:table-cell>
        </table:table-row>
        <table:table-row table:style-name="ro1">
          <table:table-cell office:value-type="string">
            <text:p>Taxi Driver</text:p>
          </table:table-cell>
          <table:table-cell office:value-type="float" office:value="1976">
            <text:p>1976</text:p>
          </table:table-cell>
          <table:table-cell office:value-type="string">
            <text:p>Travis Bickle</text:p>
          </table:table-cell>
          <table:table-cell office:value-type="string">
            <text:p>Robert De Niro</text:p>
          </table:table-cell>
        </table:table-row>
        <table:table-row table:style-name="ro1">
          <table:table-cell office:value-type="string">
            <text:p>Raging Bull</text:p>
          </table:table-cell>
          <table:table-cell office:value-type="float" office:value="1980">
            <text:p>1980</text:p>
          </table:table-cell>
          <table:table-cell office:value-type="string">
            <text:p>Jake La Motta</text:p>
          </table:table-cell>
          <table:table-cell office:value-type="string">
            <text:p>Robert De Niro</text:p>
          </table:table-cell>
        </table:table-row>
        <table:table-row table:style-name="ro1">
          <table:table-cell office:value-type="string">
            <text:p>Goodfellas</text:p>
          </table:table-cell>
          <table:table-cell office:value-type="float" office:value="1990">
            <text:p>1990</text:p>
          </table:table-cell>
          <table:table-cell office:value-type="string">
            <text:p>James Conway</text:p>
          </table:table-cell>
          <table:table-cell office:value-type="string">
            <text:p>Robert De Niro</text:p>
          </table:table-cell>
        </table:table-row>
        <table:table-row table:style-name="ro1">
          <table:table-cell office:value-type="string">
            <text:p>The Deer Hunter</text:p>
          </table:table-cell>
          <table:table-cell office:value-type="float" office:value="1978">
            <text:p>1978</text:p>
          </table:table-cell>
          <table:table-cell office:value-type="string">
            <text:p>Michael</text:p>
          </table:table-cell>
          <table:table-cell office:value-type="string">
            <text:p>Robert De Niro</text:p>
          </table:table-cell>
        </table:table-row>
        <table:table-row table:style-name="ro1">
          <table:table-cell office:value-type="string">
            <text:p>Joe Versus the Volcano</text:p>
          </table:table-cell>
          <table:table-cell office:value-type="float" office:value="1990">
            <text:p>1990</text:p>
          </table:table-cell>
          <table:table-cell office:value-type="string">
            <text:p>Joe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Joe Versus the Volcano</text:p>
          </table:table-cell>
          <table:table-cell office:value-type="float" office:value="1990">
            <text:p>1990</text:p>
          </table:table-cell>
          <table:table-cell office:value-type="string">
            <text:p>DeDe</text:p>
          </table:table-cell>
          <table:table-cell office:value-type="string">
            <text:p>Meg Ryan</text:p>
          </table:table-cell>
        </table:table-row>
        <table:table-row table:style-name="ro1">
          <table:table-cell office:value-type="string">
            <text:p>Joe Versus the Volcano</text:p>
          </table:table-cell>
          <table:table-cell office:value-type="float" office:value="1990">
            <text:p>1990</text:p>
          </table:table-cell>
          <table:table-cell office:value-type="string">
            <text:p>Angelica</text:p>
          </table:table-cell>
          <table:table-cell office:value-type="string">
            <text:p>Meg Ryan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float" office:value="1993">
            <text:p>1993</text:p>
          </table:table-cell>
          <table:table-cell office:value-type="string">
            <text:p>Andrew Beckett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Apollo 13</text:p>
          </table:table-cell>
          <table:table-cell office:value-type="float" office:value="1995">
            <text:p>1995</text:p>
          </table:table-cell>
          <table:table-cell office:value-type="string">
            <text:p>Jim Lovell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The Polar Express</text:p>
          </table:table-cell>
          <table:table-cell office:value-type="float" office:value="2004">
            <text:p>2004</text:p>
          </table:table-cell>
          <table:table-cell office:value-type="string">
            <text:p>Hero Boy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The Polar Express</text:p>
          </table:table-cell>
          <table:table-cell office:value-type="float" office:value="2004">
            <text:p>2004</text:p>
          </table:table-cell>
          <table:table-cell office:value-type="string">
            <text:p>Father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The Polar Express</text:p>
          </table:table-cell>
          <table:table-cell office:value-type="float" office:value="2004">
            <text:p>2004</text:p>
          </table:table-cell>
          <table:table-cell office:value-type="string">
            <text:p>Conductor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Saving Private Ryan</text:p>
          </table:table-cell>
          <table:table-cell office:value-type="float" office:value="1998">
            <text:p>1998</text:p>
          </table:table-cell>
          <table:table-cell office:value-type="string">
            <text:p>John H Miller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Star Wars</text:p>
          </table:table-cell>
          <table:table-cell office:value-type="float" office:value="1977">
            <text:p>1977</text:p>
          </table:table-cell>
          <table:table-cell office:value-type="string">
            <text:p>Han Solo</text:p>
          </table:table-cell>
          <table:table-cell office:value-type="string">
            <text:p>Harrison Ford</text:p>
          </table:table-cell>
        </table:table-row>
        <table:table-row table:style-name="ro1">
          <table:table-cell office:value-type="string">
            <text:p>Forrest Gump</text:p>
          </table:table-cell>
          <table:table-cell office:value-type="float" office:value="1994">
            <text:p>1994</text:p>
          </table:table-cell>
          <table:table-cell office:value-type="string">
            <text:p>Forrest Gump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Raiders of the Lost Ark</text:p>
          </table:table-cell>
          <table:table-cell office:value-type="float" office:value="1981">
            <text:p>1981</text:p>
          </table:table-cell>
          <table:table-cell office:value-type="string">
            <text:p>Indiana Jones</text:p>
          </table:table-cell>
          <table:table-cell office:value-type="string">
            <text:p>Harrison Ford</text:p>
          </table:table-cell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Clarice Starling</text:p>
          </table:table-cell>
          <table:table-cell office:value-type="string">
            <text:p>Jodie Foster</text:p>
          </table:table-cell>
        </table:table-row>
        <table:table-row table:style-name="ro1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Hannibal Lecter</text:p>
          </table:table-cell>
          <table:table-cell office:value-type="string">
            <text:p>Anthony Hopkins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float" office:value="1997">
            <text:p>1997</text:p>
          </table:table-cell>
          <table:table-cell office:value-type="string">
            <text:p>Eleanor Arroway</text:p>
          </table:table-cell>
          <table:table-cell office:value-type="string">
            <text:p>Jodie Foster</text:p>
          </table:table-cell>
        </table:table-row>
        <table:table-row table:style-name="ro1">
          <table:table-cell office:value-type="string">
            <text:p>Taxi Driver</text:p>
          </table:table-cell>
          <table:table-cell office:value-type="float" office:value="1976">
            <text:p>1976</text:p>
          </table:table-cell>
          <table:table-cell office:value-type="string">
            <text:p>Iris</text:p>
          </table:table-cell>
          <table:table-cell office:value-type="string">
            <text:p>Jodie Foster</text:p>
          </table:table-cell>
        </table:table-row>
        <table:table-row table:style-name="ro1">
          <table:table-cell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Clare Quilty</text:p>
          </table:table-cell>
          <table:table-cell office:value-type="string">
            <text:p>Peter Sellers</text:p>
          </table:table-cell>
        </table:table-row>
        <table:table-row table:style-name="ro1">
          <table:table-cell office:value-type="string">
            <text:p>Amistad</text:p>
          </table:table-cell>
          <table:table-cell office:value-type="float" office:value="1997">
            <text:p>1997</text:p>
          </table:table-cell>
          <table:table-cell office:value-type="string">
            <text:p>John Quincy Adams</text:p>
          </table:table-cell>
          <table:table-cell office:value-type="string">
            <text:p>Anthony Hopkins</text:p>
          </table:table-cell>
        </table:table-row>
        <table:table-row table:style-name="ro1">
          <table:table-cell office:value-type="string">
            <text:p>The Italian Job</text:p>
          </table:table-cell>
          <table:table-cell office:value-type="float" office:value="1969">
            <text:p>1969</text:p>
          </table:table-cell>
          <table:table-cell office:value-type="string">
            <text:p>Charlie Croker</text:p>
          </table:table-cell>
          <table:table-cell office:value-type="string">
            <text:p>Michael Caine</text:p>
          </table:table-cell>
        </table:table-row>
        <table:table-row table:style-name="ro1">
          <table:table-cell office:value-type="string">
            <text:p>The Italian Job</text:p>
          </table:table-cell>
          <table:table-cell office:value-type="float" office:value="2003">
            <text:p>2003</text:p>
          </table:table-cell>
          <table:table-cell office:value-type="string">
            <text:p>Charlie Croker</text:p>
          </table:table-cell>
          <table:table-cell office:value-type="string">
            <text:p>Mark Wahlberg</text:p>
          </table:table-cell>
        </table:table-row>
        <table:table-row table:style-name="ro1">
          <table:table-cell office:value-type="string">
            <text:p>Lawrence of Arabia</text:p>
          </table:table-cell>
          <table:table-cell office:value-type="float" office:value="1962">
            <text:p>1962</text:p>
          </table:table-cell>
          <table:table-cell office:value-type="string">
            <text:p>T. E. Lawrence</text:p>
          </table:table-cell>
          <table:table-cell office:value-type="string">
            <text:p>Peter O’Toole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8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